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list-style-name="L6">
      <style:text-properties fo:font-size="12pt" style:font-size-asian="12pt" style:font-size-complex="12pt"/>
    </style:style>
    <style:style style:name="P66" style:family="paragraph" style:parent-style-name="Text_20_body" style:list-style-name="L7">
      <style:text-properties fo:font-size="12pt" style:font-size-asian="12pt" style:font-size-complex="12pt"/>
    </style:style>
    <style:style style:name="P67" style:family="paragraph" style:parent-style-name="Text_20_body" style:list-style-name="L8">
      <style:text-properties fo:font-size="12pt" style:font-size-asian="12pt" style:font-size-complex="12pt"/>
    </style:style>
    <style:style style:name="P68" style:family="paragraph" style:parent-style-name="Text_20_body" style:list-style-name="L9">
      <style:text-properties fo:font-size="12pt" style:font-size-asian="12pt" style:font-size-complex="12pt"/>
    </style:style>
    <style:style style:name="P69" style:family="paragraph" style:parent-style-name="Text_20_body" style:list-style-name="L10">
      <style:text-properties fo:font-size="12pt" style:font-size-asian="12pt" style:font-size-complex="12pt"/>
    </style:style>
    <style:style style:name="P70" style:family="paragraph" style:parent-style-name="Text_20_body" style:list-style-name="L16">
      <style:text-properties fo:font-size="12pt" style:font-size-asian="12pt" style:font-size-complex="12pt"/>
    </style:style>
    <style:style style:name="P71" style:family="paragraph" style:parent-style-name="Text_20_body" style:list-style-name="L26">
      <style:text-properties fo:font-size="12pt" style:font-size-asian="12pt" style:font-size-complex="12pt"/>
    </style:style>
    <style:style style:name="P72" style:family="paragraph" style:parent-style-name="Text_20_body" style:list-style-name="L27">
      <style:text-properties fo:font-size="12pt" style:font-size-asian="12pt" style:font-size-complex="12pt"/>
    </style:style>
    <style:style style:name="P73" style:family="paragraph" style:parent-style-name="Text_20_body" style:list-style-name="L28">
      <style:text-properties fo:font-size="12pt" style:font-size-asian="12pt" style:font-size-complex="12pt"/>
    </style:style>
    <style:style style:name="P74" style:family="paragraph" style:parent-style-name="Text_20_body" style:list-style-name="L30">
      <style:text-properties fo:font-size="12pt" style:font-size-asian="12pt" style:font-size-complex="12pt"/>
    </style:style>
    <style:style style:name="P75" style:family="paragraph" style:parent-style-name="Text_20_body" style:list-style-name="L31">
      <style:text-properties fo:font-size="12pt" style:font-size-asian="12pt" style:font-size-complex="12pt"/>
    </style:style>
    <style:style style:name="P76" style:family="paragraph" style:parent-style-name="Text_20_body" style:list-style-name="L32">
      <style:text-properties fo:font-size="12pt" style:font-size-asian="12pt" style:font-size-complex="12pt"/>
    </style:style>
    <style:style style:name="P77" style:family="paragraph" style:parent-style-name="Text_20_body" style:list-style-name="L33">
      <style:text-properties fo:font-size="12pt" style:font-size-asian="12pt" style:font-size-complex="12pt"/>
    </style:style>
    <style:style style:name="P78" style:family="paragraph" style:parent-style-name="Text_20_body" style:list-style-name="L34">
      <style:text-properties fo:font-size="12pt" style:font-size-asian="12pt" style:font-size-complex="12pt"/>
    </style:style>
    <style:style style:name="P79" style:family="paragraph" style:parent-style-name="Text_20_body" style:list-style-name="L35">
      <style:text-properties fo:font-size="12pt" style:font-size-asian="12pt" style:font-size-complex="12pt"/>
    </style:style>
    <style:style style:name="P80" style:family="paragraph" style:parent-style-name="Text_20_body" style:list-style-name="L43">
      <style:text-properties fo:font-size="12pt" style:font-size-asian="12pt" style:font-size-complex="12pt"/>
    </style:style>
    <style:style style:name="P81" style:family="paragraph" style:parent-style-name="Text_20_body" style:list-style-name="L44">
      <style:text-properties fo:font-size="12pt" style:font-size-asian="12pt" style:font-size-complex="12pt"/>
    </style:style>
    <style:style style:name="P82" style:family="paragraph" style:parent-style-name="Text_20_body" style:list-style-name="L19">
      <style:text-properties fo:font-size="12pt" fo:font-weight="normal" style:font-size-asian="12pt" style:font-weight-asian="normal" style:font-size-complex="12pt" style:font-weight-complex="normal"/>
    </style:style>
    <style:style style:name="P83" style:family="paragraph" style:parent-style-name="Text_20_body" style:list-style-name="L20">
      <style:text-properties fo:font-size="12pt" fo:font-weight="normal" style:font-size-asian="12pt" style:font-weight-asian="normal" style:font-size-complex="12pt" style:font-weight-complex="normal"/>
    </style:style>
    <style:style style:name="P84" style:family="paragraph" style:parent-style-name="Text_20_body" style:list-style-name="L25">
      <style:text-properties fo:font-size="12pt" fo:background-color="transparent" style:font-size-asian="12pt" style:font-size-complex="12pt"/>
    </style:style>
    <style:style style:name="P85"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6" style:family="paragraph" style:parent-style-name="Text_20_body" style:list-style-name="L29">
      <style:text-properties fo:font-size="12pt" fo:font-weight="bold" style:font-size-asian="12pt" style:font-size-complex="12pt"/>
    </style:style>
    <style:style style:name="P87" style:family="paragraph" style:parent-style-name="Text_20_body" style:list-style-name="L31">
      <style:text-properties fo:font-size="12pt" fo:font-weight="bold" style:font-size-asian="12pt" style:font-size-complex="12pt"/>
    </style:style>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7"/>
    <style:style style:name="P93" style:family="paragraph" style:parent-style-name="Text_20_body" style:list-style-name="L20"/>
    <style:style style:name="P94" style:family="paragraph" style:parent-style-name="Text_20_body" style:list-style-name="L21"/>
    <style:style style:name="P95" style:family="paragraph" style:parent-style-name="Text_20_body" style:list-style-name="L22"/>
    <style:style style:name="P96" style:family="paragraph" style:parent-style-name="Text_20_body" style:list-style-name="L23"/>
    <style:style style:name="P97" style:family="paragraph" style:parent-style-name="Text_20_body" style:list-style-name="L24"/>
    <style:style style:name="P98" style:family="paragraph" style:parent-style-name="Text_20_body" style:list-style-name="L25"/>
    <style:style style:name="P99" style:family="paragraph" style:parent-style-name="Text_20_body" style:list-style-name="L30"/>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9"/>
    <style:style style:name="P103" style:family="paragraph" style:parent-style-name="Text_20_body" style:list-style-name="L41"/>
    <style:style style:name="P104" style:family="paragraph" style:parent-style-name="Text_20_body" style:list-style-name="L3">
      <style:paragraph-properties fo:margin-left="0.4925in" fo:margin-right="0in" fo:text-indent="0in" style:auto-text-indent="false"/>
    </style:style>
    <style:style style:name="P105"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6"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8" style:family="paragraph" style:parent-style-name="Text_20_body" style:list-style-name="L28">
      <style:paragraph-properties fo:margin-top="0in" fo:margin-bottom="0in"/>
      <style:text-properties fo:font-size="12pt" style:font-size-asian="12pt" style:font-size-complex="12pt"/>
    </style:style>
    <style:style style:name="P109" style:family="paragraph" style:parent-style-name="Text_20_body" style:list-style-name="L42">
      <style:paragraph-properties fo:margin-top="0in" fo:margin-bottom="0in"/>
    </style:style>
    <style:style style:name="P110" style:family="paragraph" style:parent-style-name="Text_20_body" style:list-style-name="L39">
      <style:paragraph-properties fo:margin-top="0in" fo:margin-bottom="0.0799in"/>
    </style:style>
    <style:style style:name="P111" style:family="paragraph" style:parent-style-name="Text_20_body" style:list-style-name="L40">
      <style:paragraph-properties fo:margin-top="0in" fo:margin-bottom="0.0799in"/>
    </style:style>
    <style:style style:name="P112" style:family="paragraph" style:parent-style-name="Text_20_body" style:list-style-name="L40">
      <style:paragraph-properties fo:margin-top="0in" fo:margin-bottom="0.0799in"/>
      <style:text-properties fo:font-weight="bold" style:font-weight-asian="bold" style:font-weight-complex="bold"/>
    </style:style>
    <style:style style:name="P113" style:family="paragraph" style:parent-style-name="Text_20_body" style:list-style-name="L41">
      <style:paragraph-properties fo:margin-top="0in" fo:margin-bottom="0.0799in"/>
    </style:style>
    <style:style style:name="P114" style:family="paragraph" style:parent-style-name="Heading_20_2">
      <style:paragraph-properties fo:break-before="page"/>
    </style:style>
    <style:style style:name="P115" style:family="paragraph" style:parent-style-name="Heading_20_1">
      <style:paragraph-properties fo:break-before="page"/>
    </style:style>
    <style:style style:name="P116"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December 2013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7.1.6 Spam prevention <text:tab/>32</text:p>
          <text:p text:style-name="P51"><text:soft-page-break/><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5"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5"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7667161732"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soft-page-break/><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6"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6"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6"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6"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5"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7"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4"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7"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8060648021" text:style-name="L2">
        <text:list-item>
          <text:p text:style-name="P59"><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59"><text:span text:style-name="T2">Status</text:span> – This read-only field tells you about the current state of the weblog entry that you are editing. There are three possible status settings:</text:p>
        </text:list-item>
      </text:list>
      <text:list xml:id="list1942846489" text:style-name="L3">
        <text:list-item>
          <text:p text:style-name="P104"><text:span text:style-name="T5">Not Saved</text:span> – the entry has never been saved</text:p>
        </text:list-item>
        <text:list-item>
          <text:p text:style-name="P104"><text:span text:style-name="T5">Draft</text:span> – the entry is saved as a draft and is not yet visible to your weblog's readers</text:p>
        </text:list-item>
        <text:list-item>
          <text:p text:style-name="P104"><text:span text:style-name="T5">Published</text:span> – the entry has been published and is visible to your weblog's readers</text:p>
        </text:list-item>
        <text:list-item>
          <text:p text:style-name="P60"><text:span text:style-name="T2">Permalink</text:span> – this read-only field is the permalink link to your weblog entry. It is set the first time that you save an entry, based on the title at the time you save – and it cannot be changed later.</text:p>
        </text:list-item>
        <text:list-item>
          <text:p text:style-name="P60"><text:span text:style-name="T2">Category</text:span> – You can pick one category for your weblog entry. Categories are for folks who want to organize their weblog entries by subject. You can add and remove categories via the Categories page.</text:p>
        </text:list-item>
        <text:list-item>
          <text:p text:style-name="P60"><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0"><text:span text:style-name="T2">Content</text:span> – This is the main body of your weblog entry, in HTML format. We try to make that easy by providing two ways to edit the content. Via the Settings page, you can pick either of these:</text:p>
        </text:list-item>
        <text:list-item>
          <text:p text:style-name="P104"><text:span text:style-name="T2">Rich Text Editor (Xinha) </text:span>– a rich-text editor that's designed to make editing HTML as easy as using MS Word or Open Office.</text:p>
        </text:list-item>
        <text:list-item>
          <text:p text:style-name="P104"><text:span text:style-name="T2">Text Editor </text:span>– a plain-text editor that you can use to edit the raw HTML markup of your weblog entries. Don't use this unless you know HTML.</text:p>
        </text:list-item>
        <text:list-item>
          <text:p text:style-name="P60"><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693345318" text:style-name="L4">
        <text:list-item>
          <text:p text:style-name="P61"><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1"><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1"><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1"><text:span text:style-name="T2">Delete entry </text:span>– use this to delete the current weblog entry, you'll be asked to confirm.</text:p>
        </text:list-item>
        <text:list-item>
          <text:p text:style-name="P61"><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8"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5"><draw:image xlink:href="Pictures/10000201000002A3000000CFA1610771.png" xlink:type="simple" xlink:show="embed" xlink:actuate="onLoad"/></draw:frame>All of these are optional settings.</text:p>
      <text:list xml:id="list1530592337" text:style-name="L5">
        <text:list-item>
          <text:p text:style-name="P62"><text:span text:style-name="T2">Pub Time</text:span> – if you'd like to set the publication time of your weblog entry to a specific time, possibly one in the future, you can do so here. </text:p>
        </text:list-item>
        <text:list-item>
          <text:p text:style-name="P62"><text:span text:style-name="T2">Allow comments for </text:span>– this setting allows you to turn comments on/off for your weblog entry and to limit the number of days that comments are allowed.</text:p>
        </text:list-item>
        <text:list-item>
          <text:p text:style-name="P62"><text:span text:style-name="T2">Text reads left-to-right </text:span>– this settings allows you to set the reads left-to-right flag for a weblog entry. Currently, none of the stock Roller templates respect this setting.</text:p>
        </text:list-item>
        <text:list-item>
          <text:p text:style-name="P63">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4"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7"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6"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4"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6"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4"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6"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6"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6"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4"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978659288" text:style-name="L6">
        <text:list-item>
          <text:p text:style-name="P65">Record an interesting Podcast (that's the hard part, by the way) <text:s/>and save your Podcast in MP3 format or whatever format you prefer. </text:p>
        </text:list-item>
      </text:list>
      <text:list xml:id="list829188944" text:style-name="L7">
        <text:list-item>
          <text:p text:style-name="P66">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38602690" text:style-name="L8">
        <text:list-item>
          <text:p text:style-name="P67">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1617463598" text:style-name="L9">
        <text:list-item>
          <text:p text:style-name="P68">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507780326" text:style-name="L10">
        <text:list-item>
          <text:p text:style-name="P69">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6"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1772772147" text:style-name="L11">
        <text:list-item>
          <text:p text:style-name="P88"><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4"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6"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748187695" text:style-name="L12">
        <text:list-item>
          <text:p text:style-name="P89"><text:span text:style-name="T2">Username</text:span>: <text:tab/>your Roller username</text:p>
        </text:list-item>
        <text:list-item>
          <text:p text:style-name="P89"><text:span text:style-name="T2">Password</text:span>: <text:tab/>your Roller password</text:p>
        </text:list-item>
        <text:list-item>
          <text:p text:style-name="P89"><text:span text:style-name="T2">BlogID</text:span>: <text:tab/>the handle of your Roller weblog</text:p>
        </text:list-item>
        <text:list-item>
          <text:p text:style-name="P89"><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67360232" text:style-name="L13">
        <text:list-item>
          <text:p text:style-name="P90"><text:span text:style-name="T2">Username</text:span>: <text:tab/>fred</text:p>
        </text:list-item>
        <text:list-item>
          <text:p text:style-name="P90"><text:span text:style-name="T2">Password</text:span>: <text:tab/>(your password)</text:p>
        </text:list-item>
        <text:list-item>
          <text:p text:style-name="P90"><text:span text:style-name="T2">BlogID</text:span>: <text:tab/>fredsblog</text:p>
        </text:list-item>
        <text:list-item>
          <text:p text:style-name="P90"><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1350502438" text:style-name="L14">
        <text:list-item>
          <text:p text:style-name="P91"><text:span text:style-name="T2">Username</text:span>: <text:tab/>fred</text:p>
        </text:list-item>
        <text:list-item>
          <text:p text:style-name="P91"><text:span text:style-name="T2">Password</text:span>: <text:tab/>(your password)</text:p>
        </text:list-item>
        <text:list-item>
          <text:p text:style-name="P91"><text:span text:style-name="T2">BlogID</text:span>: <text:tab/>fredsblog</text:p>
        </text:list-item>
        <text:list-item>
          <text:p text:style-name="P105"><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6"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370732009" text:style-name="L15">
        <text:list-item>
          <text:p text:style-name="P106">Review each new comment and decide if it is to be approved for display, marked as spam and hidden or deleted entirely. </text:p>
        </text:list-item>
        <text:list-item>
          <text:p text:style-name="P107"><text:span text:style-name="T20">Only comments that are marked as approved and are not spam will be displayed on your weblog. So set (or unset) the corresponding chec</text:span>kboxes for each comment, or leave them the way they are. </text:p>
        </text:list-item>
        <text:list-item>
          <text:p text:style-name="P107">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794133882" text:style-name="L16">
        <text:list-item>
          <text:list>
            <text:list-item>
              <text:p text:style-name="P70"><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0"><text:span text:style-name="T5">Trackback spam</text:span>: spam that arrives via trackbacks sent by a spambot.</text:p>
            </text:list-item>
            <text:list-item>
              <text:p text:style-name="P70"><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963866957" text:style-name="L17">
        <text:list-item>
          <text:p text:style-name="P92"><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2"><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2">Excess links validator will mark comments with more than three links as spam (default: on)</text:p>
            </text:list-item>
            <text:list-item>
              <text:p text:style-name="P92">Excess size validator marks any comment with more than 1000 characters as spam (default: on)</text:p>
            </text:list-item>
            <text:list-item>
              <text:p text:style-name="P92">Blacklist validator marks comments containing any of your site's designated bad words as spam (default: on)</text:p>
            </text:list-item>
            <text:list-item>
              <text:p text:style-name="P92">Trackback verification validator will check incoming trackbacks to ensure that they link to you.</text:p>
            </text:list-item>
            <text:list-item>
              <text:p text:style-name="P92">Akismet validator allows you to use the Akismet.com spam prevention service. </text:p>
            </text:list-item>
          </text:list>
        </text:list-item>
        <text:list-item>
          <text:p text:style-name="P92"><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415493852" text:style-name="L18">
        <text:list-item>
          <text:list>
            <text:list-item>
              <text:list>
                <text:list-header>
                  <text:p text:style-name="P64">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77394538" text:style-name="L19">
        <text:list-item>
          <text:list>
            <text:list-item>
              <text:p text:style-name="P82">Level 1 blacklist: This is the built-in blacklist, the one that comes with Roller. This can only be changed by somebody with root access to the Roller server itself.</text:p>
            </text:list-item>
            <text:list-item>
              <text:p text:style-name="P82">Level 2 blacklist: This is the site wide blacklist, which can only be edited by a global administrator via the Server Admin page.</text:p>
            </text:list-item>
            <text:list-item>
              <text:p text:style-name="P82">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139091469" text:continue-list="list1415493852" text:style-name="L18">
        <text:list-item>
          <text:list>
            <text:list-item>
              <text:list>
                <text:list-header>
                  <text:p text:style-name="P64">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212784283" text:style-name="L20">
        <text:list-item>
          <text:list>
            <text:list-item>
              <text:p text:style-name="P83">Go to the Weblog Settings page and scroll down to the blacklist fields</text:p>
            </text:list-item>
            <text:list-item>
              <text:p text:style-name="P83">Enter your spam words, one per line</text:p>
            </text:list-item>
            <text:list-item>
              <text:p text:style-name="P93"><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254260219" text:style-name="L21">
        <text:list-item>
          <text:p text:style-name="P9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637470712" text:style-name="L22">
        <text:list-item>
          <text:p text:style-name="P9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6"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1774569648" text:style-name="L23">
        <text:list-item>
          <text:p text:style-name="P96">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6">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7"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7"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7" draw:name="graphics15" text:anchor-type="paragraph" svg:x="0.3953in" svg:y="0.1146in" svg:width="5.8146in" svg:height="2.8874in" draw:z-index="62"><draw:image xlink:href="Pictures/100002010000029200000162A0F6D6D8.png" xlink:type="simple" xlink:show="embed" xlink:actuate="onLoad"/></draw:frame></text:p>
      <text:list xml:id="list917470645" text:style-name="L24">
        <text:list-item>
          <text:p text:style-name="P97"><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460974590" text:style-name="L25">
        <text:list-item>
          <text:p text:style-name="P98"><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4"><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5"><text:soft-page-break/>About your blog<text:span text:style-name="T3"> – A more detailed description of the blog or blog author(s) that shows on some of the default themes.</text:span></text:p>
        </text:list-item>
      </text:list>
      <text:list xml:id="list1153759980" text:style-name="L26">
        <text:list-item>
          <text:p text:style-name="P71"><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777392538" text:style-name="L27">
        <text:list-item>
          <text:p text:style-name="P72"><text:span text:style-name="T1">Weblog editor page to be used</text:span> - Choose a weblog editor page, some are rich-text editors: </text:p>
        </text:list-item>
      </text:list>
      <text:list xml:id="list1810830565" text:style-name="L28">
        <text:list-item>
          <text:list>
            <text:list-item>
              <text:p text:style-name="P108">editor-text.jsp: <text:tab/>Simple text editor, you must enter HTML</text:p>
            </text:list-item>
            <text:list-item>
              <text:p text:style-name="P108">editor-rte.jsp: <text:tab/>Rich text editor (works in Firefox and IE but not Safari)</text:p>
            </text:list-item>
          </text:list>
        </text:list-item>
      </text:list>
      <text:p text:style-name="P40"/>
      <text:list xml:id="list467224985" text:continue-list="list1810830565" text:style-name="L28">
        <text:list-item text:start-value="1">
          <text:p text:style-name="P73"><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3"><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7" draw:name="graphics16" text:anchor-type="paragraph" svg:x="0.4256in" svg:y="0.1563in" svg:width="5.8154in" svg:height="1.4874in" draw:z-index="63"><draw:image xlink:href="Pictures/10000000000002AB000000BD2CAC1807.png" xlink:type="simple" xlink:show="embed" xlink:actuate="onLoad"/></draw:frame></text:p>
      <text:list xml:id="list1159483654" text:style-name="L29">
        <text:list-item>
          <text:p text:style-name="P86">I publish my weblog in multiple languages<text:span text:style-name="T3">: check this box if you blog in multiple languages and would like to specify a language locale for each of your weblog <text:s/>entries.</text:span></text:p>
        </text:list-item>
        <text:list-item>
          <text:p text:style-name="P86">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6">Locale<text:span text:style-name="T3"> set the default locale for your weblog.</text:span></text:p>
        </text:list-item>
        <text:list-item>
          <text:p text:style-name="P86">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soft-page-break/></text:p>
      <text:p text:style-name="Text_20_body"/>
      <text:list xml:id="list379615047" text:style-name="L30">
        <text:list-item>
          <text:p text:style-name="P74"><text:span text:style-name="T1">Allow comments for your weblog?</text:span> – Check this box to allow visitors to leave comments on your weblog. </text:p>
        </text:list-item>
        <text:list-item>
          <text:p text:style-name="P74"><text:span text:style-name="T2">Moderate comments</text:span> – Check this box to enable comment moderation (i.e. you must approve each comment before it is displayed).</text:p>
          <text:p text:style-name="P74"/>
        </text:list-item>
      </text:list>
      <text:p text:style-name="P18"><text:tab/>Note the next two options are visible only if the Roller Administrator has enabled email notifications for user blogs (See Section 9.2, Roller Administration):</text:p>
      <text:p text:style-name="P18"/>
      <text:list xml:id="list1511501443" text:continue-numbering="true" text:style-name="L30">
        <text:list-item>
          <text:p text:style-name="P74"><text:span text:style-name="T2">Email notification of comments?</text:span> – Check this box to receive an email notification of each new comments.</text:p>
        </text:list-item>
        <text:list-item>
          <text:p text:style-name="P99"><text:span text:style-name="T16">Default from e-mail address for comments</text:span><text:span text:style-name="T13"> – This will be used as the from address in comment emails sent by Roller.</text:span></text:p>
        </text:list-item>
      </text:list>
      <text:p text:style-name="P18"/>
      <text:list xml:id="list1819908082" text:style-name="L31">
        <text:list-item>
          <text:p text:style-name="P75"><text:span text:style-name="T2">By default, allow comments for new entries</text:span> – Check this box to enable comments on your weblog. You can <text:s/>also control comments on each individual weblog entry.</text:p>
        </text:list-item>
        <text:list-item>
          <text:p text:style-name="P87"><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5"><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7" draw:name="graphics34" text:anchor-type="paragraph" svg:x="0.3661in" svg:y="0.1665in" svg:width="5.7055in" svg:height="1.0772in" draw:z-index="64"><draw:image xlink:href="Pictures/10000000000002AA0000007973765AE9.png" xlink:type="simple" xlink:show="embed" xlink:actuate="onLoad"/></draw:frame></text:p>
      <text:list xml:id="list750189769" text:style-name="L32">
        <text:list-item>
          <text:p text:style-name="P76"><text:soft-page-break/><text:span text:style-name="T1">Enable Blogger API for your weblog</text:span> - Set to true to enable weblogging via the MetaWeblog API. This will allow you to use handy blogging clients like Ecto to post to your weblog. </text:p>
        </text:list-item>
      </text:list>
      <text:list xml:id="list2157153440" text:style-name="L33">
        <text:list-item>
          <text:p text:style-name="P77"><text:span text:style-name="T1">Category for posts received via Blogger API</text:span> - Choose the category for incoming posts made via the Blogger API. This only applies if you blogging client does not support categories</text:p>
          <text:p text:style-name="P77">. </text:p>
        </text:list-item>
      </text:list>
      <text:h text:style-name="Heading_20_3" text:outline-level="3"><text:span text:style-name="T1">Formatting</text:span> </text:h>
      <text:p text:style-name="Text_20_body"><draw:frame draw:style-name="fr7" draw:name="graphics43" text:anchor-type="paragraph" svg:x="0.3764in" svg:y="0.1772in" svg:width="5.5634in" svg:height="1.1429in" draw:z-index="66"><draw:image xlink:href="Pictures/10000000000002A8000000903E7FA921.png" xlink:type="simple" xlink:show="embed" xlink:actuate="onLoad"/></draw:frame></text:p>
      <text:list xml:id="list1586744513" text:style-name="L34">
        <text:list-item>
          <text:p text:style-name="P78"><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7" draw:name="graphics35" text:anchor-type="paragraph" svg:x="0.3984in" svg:y="0.0835in" svg:width="5.6618in" svg:height="1.6744in" draw:z-index="65"><draw:image xlink:href="Pictures/1000020100000296000000C44BE4C44F.png" xlink:type="simple" xlink:show="embed" xlink:actuate="onLoad"/></draw:frame></text:p>
      <text:list xml:id="list1415008677" text:style-name="L35">
        <text:list-item>
          <text:p text:style-name="P79"><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4"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6"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511735719" text:style-name="L36">
        <text:list-item>
          <text:p text:style-name="P100"><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0"><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389393744" text:style-name="L37">
        <text:list-item>
          <text:p text:style-name="P101"><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6"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5"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68187563" text:style-name="L38">
        <text:list-item>
          <text:p text:style-name="P116"><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6"><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6"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6"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6"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4"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5"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6"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6"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4"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7"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521811999" text:style-name="L39">
        <text:list-item>
          <text:p text:style-name="P110"><text:span text:style-name="T1">Site name</text:span>: name of the site, to be included in site-wide newsfeeds (RSS and Atom) and on the default front page of the Roller.</text:p>
        </text:list-item>
        <text:list-item>
          <text:p text:style-name="P110"><text:span text:style-name="T2">Short name</text:span>: short name of the site, to be included as the link in the banner that appears at the top of every page in the Roller editor/admin UI.</text:p>
        </text:list-item>
        <text:list-item>
          <text:p text:style-name="P110"><text:span text:style-name="T1">Site description</text:span>: description of site, to be included in site-wide newsfeeds (RSS and Atom) and on the default front page of the site.</text:p>
        </text:list-item>
        <text:list-item>
          <text:p text:style-name="P110"><text:span text:style-name="T1">Site Administrator's email Address</text:span>: admin's email address, to be include in side-side newsfeeds (RSS and Atom)</text:p>
        </text:list-item>
        <text:list-item>
          <text:p text:style-name="P110"><text:span text:style-name="T2">Handle of weblog to serve as frontpage blog</text:span>: specify the weblog that is to be displayed as the frontpage of this Roller site.</text:p>
        </text:list-item>
        <text:list-item>
          <text:p text:style-name="P110"><text:span text:style-name="T2">Enable aggregated frontpage feeds</text:span>: Set this to true if you would like the frontpage weblog's RSS and Atom feeds to be an aggregation of all weblogs on the Roller site.</text:p>
        </text:list-item>
        <text:list-item>
          <text:p text:style-name="P110"><text:span text:style-name="T1">Absolute URL to this site</text:span>: to be used as basis for creating absolute URLs. Required for Roller's Planet aggregator feature.</text:p>
        </text:list-item>
        <text:list-item>
          <text:p text:style-name="P110"><text:span text:style-name="T2">Suspend all ping processing</text:span>: Allows you to turn off all (outgoing) weblogs pings for all weblogs in the system.</text:p>
        </text:list-item>
        <text:list-item>
          <text:p text:style-name="P110"><text:span text:style-name="T2">Enable debug mode</text:span>: currently not used.</text:p>
          <text:p text:style-name="P102"/>
        </text:list-item>
      </text:list>
      <text:p text:style-name="P6"/>
      <text:p text:style-name="P15"><draw:frame draw:style-name="fr1" draw:name="Frame37" text:anchor-type="paragraph" svg:x="0.2984in" svg:y="0.1508in" svg:width="6.328in" draw:z-index="28"><draw:text-box fo:min-height="2.402in"><text:p text:style-name="Illustration"><draw:frame draw:style-name="fr6"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1441729301" text:continue-list="list1521811999" text:style-name="L39">
        <text:list-item text:start-value="1">
          <text:p text:style-name="P102"><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830847284" text:style-name="L40">
        <text:list-item>
          <text:p text:style-name="P111"><text:span text:style-name="T2">External registration URL</text:span>: Controls the URL of Roller's “Register as new users” link. If you use an external system to create Roller users and blogs, set the URL of that system here. </text:p>
        </text:list-item>
        <text:list-item>
          <text:p text:style-name="P112">Editor pages: this is the list of weblog editors to be provided to users.</text:p>
        </text:list-item>
      </text:list>
      <text:list xml:id="list1547441479" text:style-name="L41">
        <text:list-item>
          <text:p text:style-name="P103"><text:span text:style-name="T2">Allow weblog comments</text:span>: By un-setting this <text:s/>you can turn off weblog comments on all weblogs in the system.</text:p>
        </text:list-item>
        <text:list-item>
          <text:p text:style-name="P103"><text:span text:style-name="T2">Allow trackbacks</text:span>: By un-setting this <text:s/>you can turn off incoming trackbacks on all weblogs in the system.</text:p>
        </text:list-item>
        <text:list-item>
          <text:p text:style-name="P103"><text:span text:style-name="T2">Autoformat comments</text:span>: If this is on, Roller will auto-format comments by adding in line-breaks where appropriate.</text:p>
        </text:list-item>
        <text:list-item>
          <text:p text:style-name="P103"><text:span text:style-name="T2">Escape comment HTML</text:span>: By setting this, you can disallow HTML in comments and thereby protect your site from malicious JavaScript and some forms of cross-site scripting.</text:p>
        </text:list-item>
        <text:list-item>
          <text:p text:style-name="P103"><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3"><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3"><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6"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1055038943" text:continue-list="list1547441479" text:style-name="L41">
        <text:list-item text:start-value="1">
          <text:p text:style-name="P113"><text:span text:style-name="T2">Default number of entries</text:span>: default number of entries to appear in each newsfeed (RSS and Atom).</text:p>
        </text:list-item>
        <text:list-item>
          <text:p text:style-name="P113"><text:span text:style-name="T2">Maximum number of entries</text:span>: maximum number of entries to be allowed in each newsfeed (RSS and Atom).</text:p>
        </text:list-item>
        <text:list-item>
          <text:p text:style-name="P113"><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6"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1544528942" text:continue-list="list1055038943"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1118574089" text:style-name="L42">
        <text:list-header>
          <text:p text:style-name="P109"/>
        </text:list-header>
      </text:list>
      <text:h text:style-name="P115"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6"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5"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6"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403024921" text:style-name="L43">
        <text:list-item>
          <text:p text:style-name="P80">Ensure that your site has an absolute URL in the <text:span text:style-name="T2">Global Admin-&gt;Configuration</text:span> page in the Site Settings section. </text:p>
        </text:list-item>
      </text:list>
      <text:list xml:id="list1686275301" text:style-name="L44">
        <text:list-item>
          <text:p text:style-name="P81">If you are behind a proxy, you must enter proxy settings in the <text:span text:style-name="T2">Planet Admin-&gt;Configuration</text:span> page. </text:p>
        </text:list-item>
      </text:list>
      <text:p text:style-name="P47"/>
      <text:p text:style-name="Text_20_body"/>
      <text:h text:style-name="P114"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6"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4"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6"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5"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margin-top="0in" fo:margin-bottom="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32</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3-12-10T08:47:05</dc:date>
    <dc:language>en-US</dc:language>
    <meta:editing-cycles>54</meta:editing-cycles>
    <meta:editing-duration>PT21H10M38S</meta:editing-duration>
    <dc:creator>Glen Mazza</dc:creator>
    <meta:document-statistic meta:table-count="1" meta:image-count="49" meta:object-count="0" meta:page-count="55" meta:paragraph-count="719" meta:word-count="14432" meta:character-count="85363" meta:non-whitespace-character-count="70285"/>
    <meta:user-defined meta:name="Info 1"/>
    <meta:user-defined meta:name="Info 2"/>
    <meta:user-defined meta:name="Info 3"/>
    <meta:user-defined meta:name="Info 4"/>
  </office:meta>
</office:document-meta>
</file>